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17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bold"/>
    </style:style>
    <style:style style:name="P17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bold" style:font-size-asian="14pt" style:font-style-asian="normal" style:font-weight-asian="normal" style:font-size-complex="14pt" style:font-style-complex="normal" style:font-weight-complex="normal"/>
    </style:style>
    <style:style style:name="P17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normal" style:font-size-complex="14pt" style:font-style-complex="normal" style:font-weight-complex="normal"/>
    </style:style>
    <style:style style:name="P17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0"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1"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7"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style:font-name="Times New Roman" fo:font-weight="bold" style:font-weight-asian="bold" style:font-weight-complex="bold"/>
    </style:style>
    <style:style style:name="T42" style:family="text">
      <style:text-properties fo:font-size="12pt" style:font-size-asian="12pt" style:font-size-complex="12pt"/>
    </style:style>
    <style:style style:name="T43" style:family="text">
      <style:text-properties fo:font-size="12pt" fo:font-weight="bold" style:font-size-asian="12pt" style:font-weight-asian="bold" style:font-size-complex="12pt" style:font-weight-complex="bold"/>
    </style:style>
    <style:style style:name="T44" style:family="text">
      <style:text-properties fo:font-size="12pt" fo:font-weight="normal"/>
    </style:style>
    <style:style style:name="T45" style:family="text">
      <style:text-properties style:font-weight-asian="normal" style:font-weight-complex="normal"/>
    </style:style>
    <style:style style:name="T4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6646164575108686941" text:style-name="L1">
        <text:list-item>
          <text:list>
            <text:list-header>
              <text:p text:style-name="P178">1.25 miles at various paces on roads, 1.5 miles on the track at about</text:p>
              <text:p text:style-name="P178">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812444591521664779" text:style-name="L2">
        <text:list-item>
          <text:list>
            <text:list-header>
              <text:p text:style-name="P180">1.75 mile warm up at about 10:00/mile and rest a few minutes</text:p>
              <text:p text:style-name="P180">1 x 200, 4 x 400, 1 x 200 with about a 350m jog after each run. <text:s/></text:p>
              <text:p text:style-name="P180">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6136614214960719681" text:style-name="L3">
        <text:list-item>
          <text:list>
            <text:list-header>
              <text:p text:style-name="P181">5.5 miles averaging 12:27/mile</text:p>
              <text:p text:style-name="P181">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5022417791897360355" text:style-name="L4">
        <text:list-item>
          <text:p text:style-name="P18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8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82">Continue adjusting the speed so HR stays near 142. <text:s/>Also continue taking splits for each mile and remembering HR at the end of each mile. <text:s/>Stop running after a mile split goes above 9:30. <text:s/></text:p>
        </text:list-item>
        <text:list-item>
          <text:p text:style-name="P18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213004415949865122" text:style-name="L5">
        <text:list-item>
          <text:list>
            <text:list-header>
              <text:p text:style-name="P187">0.75 mile splits: 9:06, 9:24, 8:13</text:p>
              <text:p text:style-name="P187">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8471590866693111777" text:style-name="L6">
        <text:list-item>
          <text:list>
            <text:list-header>
              <text:p text:style-name="P218"><text:span text:style-name="T2">warm up:</text:span> 0.2 mile jog and rest 2 minutes</text:p>
              <text:p text:style-name="P218"><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8036799681807275937" text:style-name="L7">
        <text:list-item>
          <text:list>
            <text:list-header>
              <text:p text:style-name="P183"><text:s text:c="10"/>0.9 miles around the field at about 9:00/mile with no shoes</text:p>
              <text:list>
                <text:list-header>
                  <text:p text:style-name="P183">My foot felt better running with no shoes on the artificial turf than on the track with shoes.</text:p>
                  <text:p text:style-name="P183"/>
                  <text:p text:style-name="P183">Tues Sept 1, 2020 <text:span text:style-name="T2">3.6 miles</text:span> <text:s/>My foot continues to improve.</text:p>
                </text:list-header>
              </text:list>
            </text:list-header>
          </text:list>
        </text:list-item>
      </text:list>
      <text:list xml:id="list7337535173966728838" text:style-name="L8">
        <text:list-item>
          <text:list>
            <text:list-item>
              <text:list>
                <text:list-header>
                  <text:p text:style-name="P184"><text:span text:style-name="T2">warm up:</text:span> 1.25 miles mainly on grass with no shoes</text:p>
                  <text:p text:style-name="P184"><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30330245" text:continue-list="list8036799681807275937" text:style-name="L7">
        <text:list-item>
          <text:list>
            <text:list-item>
              <text:list>
                <text:list-header>
                  <text:p text:style-name="P183"><text:span text:style-name="T2">warm up:</text:span> 0.25 to the cemetery loop</text:p>
                  <text:p text:style-name="P183"><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307021927618504961" text:style-name="L9">
        <text:list-item>
          <text:list>
            <text:list-header>
              <text:p text:style-name="P185">0.8 mile downhill walk, Ave Pace: 15:16/mile, Ave HR: 76,-&gt;1160 heartbeats/Mile, 267 ft/mile el. gain <text:s/></text:p>
              <text:p text:style-name="P185">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0322016" text:continue-numbering="true" text:style-name="L9">
        <text:list-item>
          <text:list>
            <text:list-header>
              <text:p text:style-name="P185">0.8 mile downhill walk, Ave Pace: 14:10/mile, Ave HR: 77,-&gt;1091 heartbeats/Mile, 267 ft/mile el. gain <text:s/></text:p>
              <text:p text:style-name="P185">0.8 mile uphill walk, <text:s text:c="5"/>Ave Pace: 14:34/mile, AveHR:110,-&gt;1602 heartbeats/Mile, 267 ft/mile el. loss</text:p>
              <text:p text:style-name="P185">0.8 mile downhill walk, Ave Pace: 15:11/mile, Ave HR: 94,-&gt;1427 heartbeats/Mile, 267 ft/mile el. gain <text:s/></text:p>
              <text:p text:style-name="P185">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0320502" text:continue-numbering="true" text:style-name="L9">
        <text:list-item>
          <text:list>
            <text:list-header>
              <text:p text:style-name="P185">0.8 mile downhill walk, Ave <text:span text:style-name="T2">Pace</text:span>: 15:16/mile, Ave HR: 76,-&gt;1160 heartbeats/Mile, 267 ft/mile el. gain <text:s/></text:p>
              <text:p text:style-name="P185">0.8 mile uphill walk, <text:s text:c="5"/>Ave Pace: 15:50/mile, Ave HR: 93,-&gt;1472 heartbeats/Mile, 267 ft/mile el. loss</text:p>
              <text:p text:style-name="P185">0.8 mile downhill walk, Ave Pace: 14:04/mile, Ave HR: 86,-&gt;1210 heartbeats/Mile, 267 ft/mile el. gain <text:s/></text:p>
              <text:p text:style-name="P185">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0315765" text:continue-numbering="true" text:style-name="L9">
        <text:list-item>
          <text:list>
            <text:list-header>
              <text:p text:style-name="P219">Warm down: <text:span text:style-name="T3">0.25 mile jog home</text:span></text:p>
              <text:p text:style-name="P220"/>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30310370" text:continue-numbering="true" text:style-name="L9">
        <text:list-item>
          <text:list>
            <text:list-header>
              <text:p text:style-name="P220">Time for 4.8 miles: 56: 32, Ave Pace: 11:51/mile, Ave HR:118,-&gt;1399 heartbeats/Mile</text:p>
              <text:p text:style-name="P21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30314701" text:continue-numbering="true" text:style-name="L9">
        <text:list-item>
          <text:list>
            <text:list-header>
              <text:p text:style-name="P220">Today Oct 13:</text:p>
              <text:p text:style-name="P220">Time for 4.8 miles: 59: 34, Ave Pace: 12:24.5/mile, Ave HR:108.5,-&gt;1345 heartbeats/Mile</text:p>
              <text:p text:style-name="P220">On Thur <text:s/>Oct 8, 2020: </text:p>
              <text:p text:style-name="P220">Time for 4.8 miles: 59: 55, Ave Pace: 12:29/mile, Ave HR:112,-&gt;1398 heartbeats/Mile</text:p>
              <text:p text:style-name="P221">On Oct 8 when going up hill, I ran until my HR was up to 120 bpm and then walked until my HR was 110 bpm and then repeated.</text:p>
              <text:p text:style-name="P221">On Oct 13 when going up hill, I ran until my HR was up to 115 bpm and then walked until my HR was 105 bpm and then repeated.</text:p>
              <text:p text:style-name="P222">On Oct 13 my average rate was faster and heartbeats/mile was lower. Therefore this scheme is better. I should repeat these two workouts and also try the following:</text:p>
              <text:p text:style-name="P221">When going up hill, run until my HR is up to 110 bpm and then walk until my HR is 100 bpm and repeat.</text:p>
              <text:p text:style-name="P222"/>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2">Tues April 6, 2021 </text:span><text:span text:style-name="T43">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748770834316641901" text:style-name="L10">
        <text:list-item>
          <text:list>
            <text:list-header>
              <text:p text:style-name="P186">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1093814334752507554" text:style-name="L11">
        <text:list-item>
          <text:list>
            <text:list-header>
              <text:p text:style-name="P179"><text:s text:c="10"/>1.5 miles averaging <text:s text:c="2"/>9:39/mile, Splits: (9:58, 4:30)</text:p>
              <text:p text:style-name="P179"><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7151286173270748798" text:style-name="L12">
        <text:list-item>
          <text:list>
            <text:list-header>
              <text:p text:style-name="P188"><text:s text:c="6"/><text:span text:style-name="T2">3.75 miles of running</text:span> and 0.5 miles of walking</text:p>
              <text:p text:style-name="P188">Mon Dec 6, 2021 30 minutes on elliptical at speeds settings between 15 and 21.</text:p>
              <text:p text:style-name="P188">Thurs Dec 9, 2021 Mixing 2.75 miles of walking and running on the indoor track</text:p>
              <text:p text:style-name="P188"><text:s text:c="7"/><text:span text:style-name="T2">2.25 miles of running</text:span> and 0.5 miles of walking </text:p>
              <text:p text:style-name="P188">Fri Dec10,2021 35 minutes on a stationary recumbent bike at level 12 at various speeds</text:p>
              <text:p text:style-name="P188"><text:s text:c="7"/>Pulse rose to 161</text:p>
              <text:p text:style-name="P188">Sat Dec 11, <text:span text:style-name="T2">3x1 mile</text:span> with ¼ mile walks before, between and after each run.</text:p>
              <text:p text:style-name="P188"><text:s text:c="7"/>Times: 11:45, 11:42, 10:54 </text:p>
              <text:p text:style-name="P188">Mon Dec 13, 2021 35 minutes on stationary recumbent bike. <text:s/>I brought my pulse to 163</text:p>
              <text:p text:style-name="P188">Tues Dec 14, On the indoor track: <text:span text:style-name="T2">3 miles of mainly running</text:span> and a little walking.</text:p>
              <text:list>
                <text:list-item>
                  <text:list>
                    <text:list-header>
                      <text:p text:style-name="P188"><text:s text:c="8"/>Splits: 11:50, 11:48, 11:39</text:p>
                      <text:p text:style-name="P188">Wed Dec 15, 2021 35 minutes on stationary recumbent bike. <text:s/>I brought my pulse to 161</text:p>
                      <text:p text:style-name="P188">Thur Dec 16, 2021 ½ mile walk to Wise Center, 4 mile run/walk averaging 13:02/mile</text:p>
                      <text:p text:style-name="P188"><text:s text:c="8"/>¼ mile walk. <text:s/>About <text:span text:style-name="T2">3.5 miles running</text:span></text:p>
                      <text:p text:style-name="P188">Fri Dec 16 -Sun Dec 19, 2021 <text:span text:style-name="T2">6 miles of running</text:span> and 2 miles of walking</text:p>
                      <text:p text:style-name="P188">Mon <text:s/>Dec 20, 2021 3 cycles with the weight machines</text:p>
                      <text:p text:style-name="P188">Wed Dec 22, 2021 Warm up on indoor track and rest a little. 1.5 mile Splits: 9:57 + 4:47</text:p>
                      <text:list>
                        <text:list-header>
                          <text:p text:style-name="P188"><text:s text:c="8"/>Total miles: <text:span text:style-name="T2">2.3 miles </text:span></text:p>
                          <text:p text:style-name="P188">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0336390" text:continue-numbering="true" text:style-name="L12">
        <text:list-item>
          <text:list>
            <text:list-header>
              <text:p text:style-name="P224">Sun Dec 26, 2021 31 minutes on the elliptical at about a speed of 15.5 </text:p>
              <text:p text:style-name="P188">Tues Dec 28, 2021 <text:span text:style-name="T2">2</text:span> miles of walking on the cemetery loop averaging 16:00/mile</text:p>
              <text:p text:style-name="P188">Wed Dec 29, 2021 <text:span text:style-name="T2">2</text:span> miles on the cemetery loop.</text:p>
              <text:p text:style-name="P188">Thur Dec 30, 2021 <text:span text:style-name="T2">2</text:span> miles on the cemetery loop.</text:p>
              <text:p text:style-name="P188">Fri Dec 31, 2021 <text:span text:style-name="T2">2.5</text:span> miles on the cemetery loop.</text:p>
              <text:p text:style-name="P188"/>
              <text:p text:style-name="P188">Happy New Year!</text:p>
              <text:p text:style-name="P188"/>
              <text:p text:style-name="P188">Tues Jan 4, 2022 <text:span text:style-name="T2">2.5</text:span> miles on the indoor track.</text:p>
              <text:p text:style-name="P188">Wed Jan 5, 2022 <text:span text:style-name="T2">2.5</text:span> miles on the indoor track.</text:p>
              <text:p text:style-name="P188">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4546672489799039224" text:style-name="L13">
        <text:list-item>
          <text:list>
            <text:list-header>
              <text:p text:style-name="P213">12.25 miles in the last week</text:p>
              <text:p text:style-name="P189"/>
              <text:p text:style-name="P189">Sat Feb 5, 2022 3 miles </text:p>
              <text:p text:style-name="P189">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2437831299196282122" text:style-name="L14">
        <text:list-item>
          <text:list>
            <text:list-header>
              <text:p text:style-name="P190">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5">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5">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6722307438806610688" text:style-name="L15">
        <text:list-item>
          <text:list>
            <text:list-header>
              <text:p text:style-name="P191">1.5 miles averaging about 9:40/mile and rest 1 min</text:p>
            </text:list-header>
          </text:list>
        </text:list-item>
      </text:list>
      <text:p text:style-name="P25">1 mile in 8:26 and rest 2 min</text:p>
      <text:list xml:id="list5676479619993890477" text:style-name="L16">
        <text:list-item>
          <text:list>
            <text:list-header>
              <text:p text:style-name="P192">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6960017778263642976" text:style-name="L17">
        <text:list-item>
          <text:list>
            <text:list-header>
              <text:p text:style-name="P193">5.25 miles on roads and bike paths in Oosterwold</text:p>
              <text:p text:style-name="P214">Average pace: 11:08/mile</text:p>
              <text:p text:style-name="P21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0318229" text:continue-numbering="true" text:style-name="L17">
        <text:list-item>
          <text:list>
            <text:list-header>
              <text:p text:style-name="P193">5.25 miles on roads and bike paths in Oosterwold</text:p>
              <text:p text:style-name="P214">Average pace: 9:52/mile</text:p>
              <text:p text:style-name="P214">Warm down: 0.25 miles</text:p>
            </text:list-header>
          </text:list>
        </text:list-item>
      </text:list>
      <text:p text:style-name="P10"/>
      <text:p text:style-name="P25">Tues May 17, 2022 no running</text:p>
      <text:list xml:id="list1827280373627286915" text:style-name="L18">
        <text:list-item>
          <text:list>
            <text:list-header>
              <text:p text:style-name="P194"/>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4244645818560311370" text:style-name="L19">
        <text:list-item>
          <text:list>
            <text:list-header>
              <text:p text:style-name="P195">1.11 miles at 8:37/mile Ave HR=148 bpm and rest a few minutes</text:p>
              <text:p text:style-name="P195">(Pace*HR)=1275</text:p>
              <text:p text:style-name="P195">2.25 miles at 10:49/mile Ave HR=135 bpm </text:p>
              <text:p text:style-name="P195">(Pace*HR)=1460</text:p>
            </text:list-header>
          </text:list>
        </text:list-item>
      </text:list>
      <text:list xml:id="list8411717145039946469" text:style-name="L20">
        <text:list-item>
          <text:list>
            <text:list-header>
              <text:p text:style-name="P177"/>
            </text:list-header>
          </text:list>
        </text:list-item>
      </text:list>
      <text:p text:style-name="P25">Thur May 19, 2022 <text:span text:style-name="T2">4 miles</text:span></text:p>
      <text:p text:style-name="P25">2 miles at 10:45/miles Ave HR= 115 bpm and rest a few minutes</text:p>
      <text:list xml:id="list30322428" text:continue-list="list4244645818560311370" text:style-name="L19">
        <text:list-item>
          <text:list>
            <text:list-header>
              <text:p text:style-name="P195">(Pace*HR)=1240</text:p>
            </text:list-header>
          </text:list>
        </text:list-item>
      </text:list>
      <text:list xml:id="list30306977" text:continue-list="list1827280373627286915" text:style-name="L18">
        <text:list-item>
          <text:list>
            <text:list-header>
              <text:p text:style-name="P194">2 miles at 10:46/mile Ave HR= 121 bpm and rest a few minutes</text:p>
            </text:list-header>
          </text:list>
        </text:list-item>
      </text:list>
      <text:list xml:id="list30315605" text:continue-list="list30322428" text:style-name="L19">
        <text:list-item>
          <text:list>
            <text:list-header>
              <text:p text:style-name="P195">(Pace*HR)=1300</text:p>
              <text:p text:style-name="P195"/>
            </text:list-header>
          </text:list>
        </text:list-item>
      </text:list>
      <text:p text:style-name="P25">Fri May 20, 2022 <text:span text:style-name="T2">6.25 miles</text:span></text:p>
      <text:p text:style-name="P25">1 mile in 11:02/miles Ave HR= 134 bpm and rest a few minutes</text:p>
      <text:list xml:id="list30328764" text:continue-numbering="true" text:style-name="L19">
        <text:list-item>
          <text:list>
            <text:list-header>
              <text:p text:style-name="P195">(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4366413718188483757" text:style-name="L21">
        <text:list-item>
          <text:list>
            <text:list-header>
              <text:p text:style-name="P196">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5406296014036686166" text:style-name="L22">
        <text:list-item>
          <text:list>
            <text:list-header>
              <text:p text:style-name="P197">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6">https://uitslagen.nl/uitslag?id=2022060901110</text:span></text:a> </text:p>
      <text:p text:style-name="P10"><text:span text:style-name="T3">Fri June 10, 2022 </text:span>no running</text:p>
      <text:p text:style-name="P10"/>
      <text:list xml:id="list7024750752689323644" text:style-name="L23">
        <text:list-item>
          <text:list>
            <text:list-header>
              <text:p text:style-name="P215">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6">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8689117909035317981" text:style-name="L24">
        <text:list-item>
          <text:p text:style-name="P223">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3577393964585164555" text:style-name="L25">
        <text:list-item>
          <text:p text:style-name="P198">4.5 <text:s text:c="9"/>2.25 <text:s text:c="4"/>2.25 <text:s text:c="6"/>13:35 <text:s text:c="12"/>106 <text:s text:c="16"/>1434</text:p>
        </text:list-item>
        <text:list-item>
          <text:p text:style-name="P198">7 <text:s text:c="12"/>3 <text:s text:c="9"/>4 <text:s text:c="11"/>14:00 <text:s text:c="12"/>102 <text:s text:c="16"/>1428</text:p>
        </text:list-item>
        <text:list-item>
          <text:p text:style-name="P198">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8238453307675221242" text:style-name="L26">
        <text:list-item>
          <text:list>
            <text:list-header>
              <text:p text:style-name="P199">0.1 mile lead in to a 4 mile run</text:p>
              <text:p text:style-name="P199">Mile Splits: 10:31, 10:16, 10:00, 9:52</text:p>
            </text:list-header>
          </text:list>
        </text:list-item>
      </text:list>
      <text:p text:style-name="P25">Warm down: 0.25 miles in 3 min.</text:p>
      <text:p text:style-name="P10"/>
      <text:p text:style-name="P25">Mon <text:s/>Nov 14, 2022 <text:span text:style-name="T2">4.35 miles </text:span></text:p>
      <text:list xml:id="list30312652" text:continue-numbering="true" text:style-name="L26">
        <text:list-item>
          <text:list>
            <text:list-header>
              <text:p text:style-name="P199">0.1 mile lead in to a 4 mile run</text:p>
              <text:p text:style-name="P216">Run: <text:span text:style-name="T3">4 miles in 39:59</text:span></text:p>
              <text:p text:style-name="P199">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0312020" text:continue-numbering="true" text:style-name="L26">
        <text:list-item>
          <text:list>
            <text:list-header>
              <text:p text:style-name="P199">0.1 mile lead in to a 4 mile run</text:p>
              <text:p text:style-name="P199">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1158549487604400947" text:style-name="L27">
        <text:list-item>
          <text:list>
            <text:list-header>
              <text:p text:style-name="P200">3.7 miles including 10 cemetery (3.2 miles) averaging 11:10/mile</text:p>
              <text:p text:style-name="P200">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1323327643081862822" text:style-name="L28">
        <text:list-item>
          <text:list>
            <text:list-header>
              <text:p text:style-name="P201">Splits: 2.5 miles at 5.7 mi/hour, 1.5 miles at 5.8 mi/hour,</text:p>
              <text:p text:style-name="P201"><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2863836601341522816" text:style-name="L29">
        <text:list-item>
          <text:list>
            <text:list-header>
              <text:p text:style-name="P202">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7593012124626771204" text:style-name="L30">
        <text:list-item>
          <text:list>
            <text:list-header>
              <text:p text:style-name="P203">1.5 miles on the track at about 10:15/mile with shoes</text:p>
              <text:p text:style-name="P203">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1145169078900537140" text:style-name="L31">
        <text:list-item>
          <text:list>
            <text:list-header>
              <text:p text:style-name="P204">0.25 miles in 2:14 and 0.25 mile jog followed by a few minute rest</text:p>
              <text:p text:style-name="P204">0.05 mile lead into 1000m run at 8:27/mile followed by 0.2 mile jog</text:p>
              <text:p text:style-name="P204"><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7408699481428101086" text:style-name="L32">
        <text:list-item>
          <text:list>
            <text:list-header>
              <text:p text:style-name="P205">0.25 miles in 2:54</text:p>
              <text:p text:style-name="P205">1 mile in 9:21 going faster as I ran and ending at around 8:30 pace</text:p>
            </text:list-header>
          </text:list>
        </text:list-item>
      </text:list>
      <text:list xml:id="list2578519528239670152" text:style-name="L33">
        <text:list-item>
          <text:list>
            <text:list-header>
              <text:p text:style-name="P206">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619294221657419461" text:style-name="L34">
        <text:list-item>
          <text:list>
            <text:list-header>
              <text:p text:style-name="P207">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919220507432740164" text:style-name="L35">
        <text:list-item>
          <text:list>
            <text:list-header>
              <text:p text:style-name="P208">3.2 mile splits: 32:06 (10:02/mile), 30:59 (9:41/mile), The last 5 loops at 9:29/mile</text:p>
              <text:p text:style-name="P208">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4">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6113309089794773213" text:style-name="L36">
        <text:list-item>
          <text:list>
            <text:list-header>
              <text:p text:style-name="P212">1.5 miles on a treadmill including 2 x 0.5 miles in 5:02 and 5:00</text:p>
              <text:p text:style-name="P212">In the afternoon:</text:p>
              <text:p text:style-name="P212">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4142869514508402319" text:style-name="L37">
        <text:list-item>
          <text:list>
            <text:list-header>
              <text:p text:style-name="P209">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332610478887497030" text:style-name="L38">
        <text:list-item>
          <text:list>
            <text:list-header>
              <text:p text:style-name="P210">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8487291616826999230" text:style-name="L39">
        <text:list-item>
          <text:list>
            <text:list-header>
              <text:p text:style-name="P211">Warm up: 0.5 miles all down hill to the Wise Center in 5:35 and rest a few minutes</text:p>
              <text:p text:style-name="P211">Trial 1: Run/walk on a treadmill: I alternated walking and running every 0.15 miles for 0.9 miles. Walking pace: 16:13/mile, Running pace: 12:00, Overall pace: about 14:10, </text:p>
              <text:p text:style-name="P211">Ave HR: 104 bpm </text:p>
              <text:p text:style-name="P211">short rest</text:p>
              <text:p text:style-name="P211">Trial 2: Run/walk: The same as above except for 1 mile, alternating every 0.25 miles</text:p>
              <text:p text:style-name="P211">Ave HR: <text:s/>96 bpm </text:p>
              <text:p text:style-name="P211">Trial 3: <text:s/>The same as Trial 1</text:p>
              <text:p text:style-name="P211">Ave HR: <text:s/>99 bpm</text:p>
              <text:p text:style-name="P211">Jogged 1 mile on treadmill</text:p>
              <text:p text:style-name="P211">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3">Sat Nov 2, 2024 <text:s/></text:span>2.28 miles<text:span text:style-name="T3"> running and 1.28 miles walking</text:span> </text:p>
      <text:p text:style-name="P25"/>
      <text:p text:style-name="P10"><text:span text:style-name="T3">Sun Nov 3, 2024 <text:s/></text:span>2.76 miles<text:span text:style-name="T3"> running and 1.76 miles walking</text:span></text:p>
      <text:p text:style-name="P25"/>
      <text:p text:style-name="P10"><text:span text:style-name="T3">Mon Nov 4, 2024 <text:s/></text:span>2.44 miles<text:span text:style-name="T3"> running and 1.44 miles walking</text:span></text:p>
      <text:p text:style-name="P25"/>
      <text:p text:style-name="P10"><text:span text:style-name="T3">Tues Nov 5, 2024 <text:s/></text:span>no running</text:p>
      <text:p text:style-name="P25"/>
      <text:p text:style-name="P10"><text:span text:style-name="T3">Wed Nov 6, 2024 <text:s/></text:span>2.125 miles<text:span text:style-name="T3">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3">Thur Nov 7, 2024 <text:s/></text:span>no running</text:p>
      <text:p text:style-name="P25"/>
      <text:p text:style-name="P10"><text:span text:style-name="T3">Fri <text:s/>Nov 8, 2024 <text:s/></text:span>2.35 miles<text:span text:style-name="T3">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3">Sat</text:span> <text:span text:style-name="T3">Nov</text:span> <text:span text:style-name="T3">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5">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4">Sun Jan 5, 2025 </text:span><text:span text:style-name="T32">no running</text:span></text:p>
      <text:p text:style-name="P10"/>
      <text:p text:style-name="P172">Mon Jan 6, 2025 no running <text:span text:style-name="T1">on elliptical</text:span></text:p>
      <text:p text:style-name="P172">Dist: 6.01 “miles” Time: 19:01</text:p>
      <text:p text:style-name="P172">Tues Jan 7- Fri Jan 10, <text:s/>2025 no running</text:p>
      <text:p text:style-name="P174">During the past week: 0 miles running</text:p>
      <text:p text:style-name="P173">Sat Jan 11- Sun Jan 12, 2025 no running</text:p>
      <text:p text:style-name="P173">Mon Jan 13, 2025 <text:span text:style-name="T2">1.5 miles</text:span> on the indoor track</text:p>
      <text:p text:style-name="P173">Tues Jan 14, 2025 no running</text:p>
      <text:p text:style-name="P173">Wed Jan 15, 2025 <text:span text:style-name="T2">1.5 miles</text:span> on a Wise Center treadmill</text:p>
      <text:p text:style-name="P173">Thur Jan 16, 2025 no running</text:p>
      <text:p text:style-name="P173"><text:soft-page-break/>Fri Jan 17, 2025 <text:span text:style-name="T2">1 miles</text:span> on the indoor track and 1 mile walking</text:p>
      <text:p text:style-name="P175">During the past week: 4 miles running</text:p>
      <text:p text:style-name="P173">Sat Jan 18- Mon Jan 20, 2025 no running</text:p>
      <text:p text:style-name="P173">Tues Jan 21, 2025 <text:span text:style-name="T2">1 miles</text:span> on the indoor track and 1 mile walking</text:p>
      <text:p text:style-name="P173">Wed Jan 22, 2025 <text:span text:style-name="T2">0.6 miles</text:span> on the indoor track and 0.9 miles walking</text:p>
      <text:p text:style-name="P173">Thur Jan 23, 2025 no running</text:p>
      <text:p text:style-name="P173">Fri Jan 24, 2025 <text:span text:style-name="T2">1.75 miles running</text:span> and 1.75 miles <text:s text:c="46"/><text:span text:style-name="T39">Run/Walk: on the college indoor track, I ran 1/16 miles, walked 1/16miles and repeated until I reached 3.5 miles. <text:s/>My average pace was close to 14:00/mile Ave HR: 123 bpm</text:span></text:p>
      <text:p text:style-name="P175">During the past week: 3.35 miles running</text:p>
      <text:p text:style-name="P173">Sat Jan 25, 2025 <text:span text:style-name="T2">1.5 miles running</text:span> and 1.5 miles walking <text:s text:c="36"/><text:span text:style-name="T39">Run/Walk: on the college indoor track, I ran 1/16 miles, walked 1/16miles and repeated until I reached 3 miles. <text:s/>Splits: 13:35, 13:42, 13:21 Ave HR: 121 bpm</text:span></text:p>
      <text:p text:style-name="P173">Mon Jan 27, 2025 <text:span text:style-name="T2">1.5 miles running</text:span> and 0.5 miles walking <text:s text:c="36"/><text:span text:style-name="T39">Run/Walk: on the college indoor track, I ran 3/32 miles, walked 1/32 miles and repeated until I reached 2 miles. <text:s/>Splits: 13:39, 14:17 Ave HR: 115 bpm</text:span></text:p>
      <text:p text:style-name="P176">During the past week: 3 miles running</text:p>
      <text:p text:style-name="P173"><text:span text:style-name="T39">Sat <text:s/>Feb 1, 2025 </text:span><text:span text:style-name="T41">1.5 miles running</text:span><text:span text:style-name="T39"> and 0.5 miles walking <text:s text:c="36"/>Run/Walk: on the college indoor track, I ran 3/32 miles, walked 1/32 miles and repeated until I reached 2 miles. <text:s/>Splits: 13:30, 14:04 Ave HR: 118 bpm</text:span></text:p>
      <text:p text:style-name="P173"><text:span text:style-name="T39">Sun Feb 2, 2025 </text:span><text:span text:style-name="T41">1.5 miles running</text:span><text:span text:style-name="T39"> and 0.5 miles walking <text:s text:c="36"/>Run/Walk: on the college indoor track, I ran 3/32 miles, walked 1/32 miles and repeated until I reached 2 miles. <text:s/>Splits: 13:12, 13:19 Ave HR: 117 bpm</text:span></text:p>
      <text:p text:style-name="P173"><text:span text:style-name="T39">Mon Feb 3, 2025 </text:span><text:span text:style-name="T41">no running</text:span></text:p>
      <text:p text:style-name="P173"><text:span text:style-name="T39">Tues Feb 4, 2025 </text:span><text:span text:style-name="T41">1.5 miles running</text:span><text:span text:style-name="T39"> and 0.5 miles walking <text:s text:c="36"/>Run/Walk: on the college indoor track, I ran 3/32 miles, walked 1/32 miles and repeated until I reached 2 miles. <text:s/>Splits: 13:08, 12:52 Ave HR: 130 bpm</text:span></text:p>
      <text:p text:style-name="P173"><text:span text:style-name="T39">Wed Feb 5, 2025 </text:span><text:span text:style-name="T41">no running</text:span></text:p>
      <text:p text:style-name="P173"><text:span text:style-name="T39">Thur Feb 6, 2025 </text:span><text:span text:style-name="T41">1.5 miles running</text:span><text:span text:style-name="T39"> and 0.5 miles walking <text:s text:c="36"/>Run/Walk: on the college indoor track, I ran 3/32 miles, walked 1/32 miles and repeated until I reached 2 miles. <text:s/>Splits: 12:56, 12:41 <text:s/>Ave HR: 122 bpm</text:span></text:p>
      <text:p text:style-name="P173"><text:span text:style-name="T39">Fri Feb 7, 2025 </text:span><text:span text:style-name="T41">1.4 miles running</text:span><text:span text:style-name="T39"> and 0.5 miles walking <text:s text:c="36"/>Run/Walk: on the college indoor track, I ran 3/32 miles, walked 1/32 miles and repeated until I reached 1and7/8 miles. <text:s/>Splits: 12:23, 12:29/mile for 7/8 mile Ave HR: 126 bpm</text:span></text:p>
      <text:p text:style-name="P176">During the past week: 7.4 miles running</text:p>
      <text:p text:style-name="P173"><text:soft-page-break/><text:span text:style-name="T39">Sat Feb 8, 2025 </text:span><text:span text:style-name="T41">1.5 miles running</text:span><text:span text:style-name="T39"> and 1.5 miles walking <text:s text:c="36"/>Run/Walk: on the college indoor track, I ran 1/16 miles, walked 1/16 miles and repeated until I reached 3 miles. <text:s/>Splits: all near 13:00/mile Ave HR: 129 bpm</text:span></text:p>
      <text:p text:style-name="P173"><text:span text:style-name="T39">Sun Feb 9, 2025 </text:span><text:span text:style-name="T41">1.1 miles running</text:span><text:span text:style-name="T39"> and 0.9 miles walking <text:s text:c="36"/>Run/Walk: On the college indoor track, I alternated walking and running for 2 miles and averaged 14:01/mile <text:s/>Ave HR: 124 bpm</text:span></text:p>
      <text:p text:style-name="P25"/>
      <text:p text:style-name="P25"><text:s/>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text:soft-page-break/>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866753509310999764" text:style-name="L40">
        <text:list-item>
          <text:list>
            <text:list-header>
              <text:p text:style-name="P21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ext:soft-page-break/>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ext:soft-page-break/>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2-10T10:05:42.23</dc:date>
    <dc:creator>James Lombardi</dc:creator>
    <meta:editing-duration>P37DT7H2M20S</meta:editing-duration>
    <meta:editing-cycles>2490</meta:editing-cycles>
    <meta:generator>OpenOffice/4.1.2$Win32 OpenOffice.org_project/412m3$Build-9782</meta:generator>
    <meta:document-statistic meta:table-count="0" meta:image-count="9" meta:object-count="0" meta:page-count="246" meta:paragraph-count="7219" meta:word-count="77799" meta:character-count="398532"/>
  </office:meta>
</office:document-meta>
</file>